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)" style:num-format="i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6pt" style:font-size-asian="16pt" style:font-size-complex="16pt" fo:language="en" fo:country="US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 fo:language="en" fo:country="US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fo:color="#000000" fo:font-size="16pt" style:font-size-asian="16pt" style:font-size-complex="16pt" fo:language="en" fo:country="US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language="en" fo:country="US"/>
    </style:style>
    <style:style style:name="P5" style:parent-style-name="Standard" style:family="paragraph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6" style:parent-style-name="Standard" style:family="paragraph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" style:parent-style-name="DefaultParagraphFont" style:family="text">
      <style:text-properties style:font-name="Times New Roman" style:font-name-complex="Times New Roman" fo:color="#000000" fo:font-size="14pt" style:font-size-asian="14pt" style:font-size-complex="14pt" fo:background-color="#FFCC99" fo:language="en" fo:country="US"/>
    </style:style>
    <style:style style:name="T8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9" style:parent-style-name="Standard" style:family="paragraph">
      <style:text-properties style:font-name="Times New Roman" style:font-name-complex="Times New Roman" fo:font-weight="bold" style:font-weight-asian="bold" fo:color="#000000" fo:font-size="14pt" style:font-size-asian="14pt" style:font-size-complex="14pt" fo:language="en" fo:country="US"/>
    </style:style>
    <style:style style:name="P10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1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12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13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14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15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16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 fo:background-color="#FFCC99"/>
    </style:style>
    <style:style style:name="P17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 fo:background-color="#FFCC99"/>
    </style:style>
    <style:style style:name="P18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 fo:background-color="#FFCC99"/>
    </style:style>
    <style:style style:name="P19" style:parent-style-name="Standard" style:family="paragraph">
      <style:paragraph-properties fo:margin-bottom="0in" fo:line-height="100%"/>
    </style:style>
    <style:style style:name="T20" style:parent-style-name="DefaultParagraphFont" style:family="text">
      <style:text-properties style:font-name="Times New Roman" style:font-name-complex="Times New Roman" fo:color="#000000" fo:font-size="14pt" style:font-size-asian="14pt" style:font-size-complex="14pt" fo:background-color="#FFCC99"/>
    </style:style>
    <style:style style:name="P21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22" style:parent-style-name="Standard" style:family="paragraph">
      <style:paragraph-properties fo:margin-bottom="0in" fo:line-height="100%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4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25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26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27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28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29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1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2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margin-bottom="0in" fo:line-height="100%"/>
    </style:style>
    <style:style style:name="T34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5" style:parent-style-name="DefaultParagraphFont" style:family="text">
      <style:text-properties style:font-name="Times New Roman" style:font-name-complex="Times New Roman" fo:color="#000000" fo:font-size="14pt" style:font-size-asian="14pt" style:font-size-complex="14pt" fo:background-color="#FFCC99"/>
    </style:style>
    <style:style style:name="T36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P37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8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9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0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41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42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43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44" style:parent-style-name="Standard" style:family="paragraph">
      <style:paragraph-properties fo:margin-bottom="0in" fo:line-height="100%"/>
      <style:text-properties style:font-name="Consolas" style:font-name-asian="Consolas" style:font-name-complex="Consolas" fo:color="#008000" fo:font-size="14pt" style:font-size-asian="14pt" style:font-size-complex="14pt"/>
    </style:style>
    <style:style style:name="P45" style:parent-style-name="Standard" style:family="paragraph">
      <style:paragraph-properties style:text-autospace="none"/>
    </style:style>
    <style:style style:name="T46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/>
    </style:style>
    <style:style style:name="T47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T48" style:parent-style-name="DefaultParagraphFont" style:family="text">
      <style:text-properties style:font-name="Consolas" style:font-name-asian="Consolas" style:font-name-complex="Consolas" fo:color="#A31515" fo:font-size="14pt" style:font-size-asian="14pt" style:font-size-complex="14pt" fo:background-color="#FFCC99"/>
    </style:style>
    <style:style style:name="T49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T50" style:parent-style-name="DefaultParagraphFont" style:family="text">
      <style:text-properties style:font-name="Consolas" style:font-name-asian="Consolas" style:font-name-complex="Consolas" fo:color="#0000FF" fo:font-size="14pt" style:font-size-asian="14pt" style:font-size-complex="14pt" fo:background-color="#FFCC99"/>
    </style:style>
    <style:style style:name="T51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P5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P53" style:parent-style-name="Standard" style:family="paragraph">
      <style:paragraph-properties style:text-autospace="none"/>
    </style:style>
    <style:style style:name="T54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T55" style:parent-style-name="DefaultParagraphFont" style:family="text">
      <style:text-properties style:font-name="Consolas" style:font-name-asian="Consolas" style:font-name-complex="Consolas" fo:color="#008000" fo:font-size="14pt" style:font-size-asian="14pt" style:font-size-complex="14pt" fo:background-color="#FFCC99"/>
    </style:style>
    <style:style style:name="T56" style:parent-style-name="DefaultParagraphFont" style:family="text">
      <style:text-properties style:font-name="Consolas" style:font-name-asian="Consolas" style:font-name-complex="Consolas" fo:color="#007826" fo:font-size="14pt" style:font-size-asian="14pt" style:font-size-complex="14pt" fo:background-color="#FFCC99"/>
    </style:style>
    <style:style style:name="T57" style:parent-style-name="DefaultParagraphFont" style:family="text">
      <style:text-properties style:font-name="Consolas" style:font-name-asian="Consolas" style:font-name-complex="Consolas" fo:color="#008000" fo:font-size="14pt" style:font-size-asian="14pt" style:font-size-complex="14pt" fo:background-color="#FFCC99"/>
    </style:style>
    <style:style style:name="P58" style:parent-style-name="Standard" style:family="paragraph">
      <style:paragraph-properties style:text-autospace="none"/>
      <style:text-properties style:font-name="Consolas" style:font-name-asian="Consolas" style:font-name-complex="Consolas" fo:color="#008000" fo:font-size="14pt" style:font-size-asian="14pt" style:font-size-complex="14pt" fo:background-color="#FFCC99"/>
    </style:style>
    <style:style style:name="P59" style:parent-style-name="Standard" style:family="paragraph">
      <style:paragraph-properties style:text-autospace="none"/>
    </style:style>
    <style:style style:name="T60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T61" style:parent-style-name="DefaultParagraphFont" style:family="text">
      <style:text-properties style:font-name="Consolas" style:font-name-asian="Consolas" style:font-name-complex="Consolas" fo:color="#0000FF" fo:font-size="14pt" style:font-size-asian="14pt" style:font-size-complex="14pt" fo:background-color="#FFCC99"/>
    </style:style>
    <style:style style:name="T62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T63" style:parent-style-name="DefaultParagraphFont" style:family="text">
      <style:text-properties style:font-name="Consolas" style:font-name-asian="Consolas" style:font-name-complex="Consolas" fo:color="#0000FF" fo:font-size="14pt" style:font-size-asian="14pt" style:font-size-complex="14pt" fo:background-color="#FFCC99"/>
    </style:style>
    <style:style style:name="T64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P65" style:parent-style-name="Standard" style:family="paragraph">
      <style:paragraph-properties style:text-autospace="none"/>
      <style:text-properties style:font-name="Consolas" style:font-name-asian="Consolas" style:font-name-complex="Consolas" fo:color="#008000" fo:font-size="14pt" style:font-size-asian="14pt" style:font-size-complex="14pt" fo:background-color="#FFCC99"/>
    </style:style>
    <style:style style:name="P6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P67" style:parent-style-name="Standard" style:family="paragraph">
      <style:paragraph-properties fo:margin-bottom="0in" fo:line-height="100%"/>
      <style:text-properties style:font-name="Consolas" style:font-name-asian="Consolas" style:font-name-complex="Consolas" fo:color="#000000" fo:font-size="14pt" style:font-size-asian="14pt" style:font-size-complex="14pt" fo:background-color="#FF8080"/>
    </style:style>
    <style:style style:name="P68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69" style:parent-style-name="Standard" style:family="paragraph">
      <style:paragraph-properties fo:margin-bottom="0in" fo:line-height="100%"/>
    </style:style>
    <style:style style:name="T70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7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72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7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74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75" style:parent-style-name="Standard" style:list-style-name="LFO1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76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77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78" style:parent-style-name="Standard" style:family="paragraph">
      <style:paragraph-properties fo:margin-bottom="0in" fo:line-height="100%"/>
    </style:style>
    <style:style style:name="T7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P81" style:parent-style-name="Standard" style:family="paragraph">
      <style:paragraph-properties fo:margin-bottom="0in" fo:line-height="100%"/>
    </style:style>
    <style:style style:name="T82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T83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T84" style:parent-style-name="DefaultParagraphFont" style:family="text">
      <style:text-properties style:font-name="Consolas" style:font-name-asian="Consolas" style:font-name-complex="Consolas" fo:color="#0000FF" fo:font-size="14pt" style:font-size-asian="14pt" style:font-size-complex="14pt" fo:background-color="#FFCC99"/>
    </style:style>
    <style:style style:name="T85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T86" style:parent-style-name="DefaultParagraphFont" style:family="text">
      <style:text-properties style:font-name="Consolas" style:font-name-asian="Consolas" style:font-name-complex="Consolas" fo:color="#0000FF" fo:font-size="14pt" style:font-size-asian="14pt" style:font-size-complex="14pt" fo:background-color="#FFCC99"/>
    </style:style>
    <style:style style:name="T87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P8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P8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P90" style:parent-style-name="Standard" style:family="paragraph">
      <style:paragraph-properties fo:margin-bottom="0in" fo:line-height="100%"/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P91" style:parent-style-name="Standard" style:family="paragraph">
      <style:paragraph-properties fo:margin-bottom="0in" fo:line-height="100%"/>
      <style:text-properties style:font-name="Consolas" style:font-name-asian="Consolas" style:font-name-complex="Consolas" fo:color="#000000" fo:font-size="14pt" style:font-size-asian="14pt" style:font-size-complex="14pt"/>
    </style:style>
    <style:style style:name="P92" style:parent-style-name="Standard" style:family="paragraph">
      <style:paragraph-properties fo:margin-bottom="0in" fo:line-height="100%"/>
      <style:text-properties style:font-name="Times New Roman" style:font-name-asian="Consolas" style:font-name-complex="Consolas" fo:color="#000000" fo:font-size="14pt" style:font-size-asian="14pt" style:font-size-complex="14pt"/>
    </style:style>
    <style:style style:name="P93" style:parent-style-name="Standard" style:family="paragraph">
      <style:paragraph-properties fo:margin-bottom="0in" fo:line-height="100%"/>
      <style:text-properties style:font-name="Times New Roman" style:font-name-asian="Consolas" style:font-name-complex="Times New Roman" fo:color="#000000" fo:font-size="14pt" style:font-size-asian="14pt" style:font-size-complex="14pt"/>
    </style:style>
    <style:style style:name="P94" style:parent-style-name="Standard" style:family="paragraph">
      <style:paragraph-properties fo:margin-bottom="0in" fo:line-height="100%"/>
    </style:style>
    <style:style style:name="T95" style:parent-style-name="DefaultParagraphFont" style:family="text">
      <style:text-properties style:font-name="Times New Roman" style:font-name-asian="Consolas" style:font-name-complex="Times New Roman" fo:color="#000000" fo:font-size="14pt" style:font-size-asian="14pt" style:font-size-complex="14pt"/>
    </style:style>
    <style:style style:name="T96" style:parent-style-name="DefaultParagraphFont" style:family="text">
      <style:text-properties style:font-name="Times New Roman" style:font-name-asian="Consolas" style:font-name-complex="Consolas" fo:color="#000000" fo:font-size="14pt" style:font-size-asian="14pt" style:font-size-complex="14pt"/>
    </style:style>
    <style:style style:name="T97" style:parent-style-name="DefaultParagraphFont" style:family="text">
      <style:text-properties style:font-name="Times New Roman" style:font-name-asian="Consolas" style:font-name-complex="Times New Roman" fo:color="#000000" fo:font-size="14pt" style:font-size-asian="14pt" style:font-size-complex="14pt"/>
    </style:style>
    <style:style style:name="P98" style:parent-style-name="Standard" style:family="paragraph">
      <style:paragraph-properties fo:margin-bottom="0in" fo:line-height="100%"/>
      <style:text-properties style:font-name="Times New Roman" style:font-name-asian="Consolas" style:font-name-complex="Times New Roman" fo:color="#000000" fo:font-size="14pt" style:font-size-asian="14pt" style:font-size-complex="14pt"/>
    </style:style>
    <style:style style:name="P99" style:parent-style-name="Standard" style:family="paragraph">
      <style:paragraph-properties fo:margin-bottom="0in" fo:line-height="100%"/>
    </style:style>
    <style:style style:name="T10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0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 fo:background-color="#FFCC99"/>
    </style:style>
    <style:style style:name="T102" style:parent-style-name="DefaultParagraphFont" style:family="text">
      <style:text-properties style:font-name="Consolas" style:font-name-asian="Consolas" style:font-name-complex="Consolas" fo:color="#0000FF" fo:font-size="14pt" style:font-size-asian="14pt" style:font-size-complex="14pt" fo:background-color="#FFCC99"/>
    </style:style>
    <style:style style:name="T103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T104" style:parent-style-name="DefaultParagraphFont" style:family="text">
      <style:text-properties style:font-name="Consolas" style:font-name-asian="Consolas" style:font-name-complex="Consolas" fo:color="#0000FF" fo:font-size="14pt" style:font-size-asian="14pt" style:font-size-complex="14pt" fo:background-color="#FFCC99"/>
    </style:style>
    <style:style style:name="T105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T106" style:parent-style-name="DefaultParagraphFont" style:family="text">
      <style:text-properties style:font-name="Consolas" style:font-name-asian="Consolas" style:font-name-complex="Consolas" fo:color="#0000FF" fo:font-size="14pt" style:font-size-asian="14pt" style:font-size-complex="14pt" fo:background-color="#FFCC99"/>
    </style:style>
    <style:style style:name="T107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P10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P109" style:parent-style-name="Standard" style:family="paragraph">
      <style:paragraph-properties style:text-autospace="none"/>
    </style:style>
    <style:style style:name="T110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T111" style:parent-style-name="DefaultParagraphFont" style:family="text">
      <style:text-properties style:font-name="Consolas" style:font-name-asian="Consolas" style:font-name-complex="Consolas" fo:color="#A31515" fo:font-size="14pt" style:font-size-asian="14pt" style:font-size-complex="14pt" fo:background-color="#FFCC99"/>
    </style:style>
    <style:style style:name="T112" style:parent-style-name="DefaultParagraphFont" style:family="text">
      <style:text-properties style:font-name="Consolas" style:font-name-asian="Consolas" style:font-name-complex="Consolas" fo:color="#A31515" fo:font-size="14pt" style:font-size-asian="14pt" style:font-size-complex="14pt" fo:background-color="#FFCC99"/>
    </style:style>
    <style:style style:name="T113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P114" style:parent-style-name="Standard" style:family="paragraph">
      <style:paragraph-properties style:text-autospace="none"/>
    </style:style>
    <style:style style:name="T115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T116" style:parent-style-name="DefaultParagraphFont" style:family="text">
      <style:text-properties style:font-name="Consolas" style:font-name-asian="Consolas" style:font-name-complex="Consolas" fo:color="#0000FF" fo:font-size="14pt" style:font-size-asian="14pt" style:font-size-complex="14pt" fo:background-color="#FFCC99"/>
    </style:style>
    <style:style style:name="T117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P11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P119" style:parent-style-name="Standard" style:family="paragraph">
      <style:paragraph-properties style:text-autospace="none"/>
    </style:style>
    <style:style style:name="T120" style:parent-style-name="DefaultParagraphFont" style:family="text">
      <style:text-properties style:font-name="Consolas" style:font-name-asian="Consolas" style:font-name-complex="Consolas" fo:color="#008000" fo:font-size="14pt" style:font-size-asian="14pt" style:font-size-complex="14pt" fo:background-color="#FFCC99"/>
    </style:style>
    <style:style style:name="P121" style:parent-style-name="Standard" style:family="paragraph">
      <style:paragraph-properties style:text-autospace="none"/>
    </style:style>
    <style:style style:name="T122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T123" style:parent-style-name="DefaultParagraphFont" style:family="text">
      <style:text-properties style:font-name="Consolas" style:font-name-asian="Consolas" style:font-name-complex="Consolas" fo:color="#A31515" fo:font-size="14pt" style:font-size-asian="14pt" style:font-size-complex="14pt" fo:background-color="#FFCC99"/>
    </style:style>
    <style:style style:name="T124" style:parent-style-name="DefaultParagraphFont" style:family="text">
      <style:text-properties style:font-name="Consolas" style:font-name-asian="Consolas" style:font-name-complex="Consolas" fo:color="#A31515" fo:font-size="14pt" style:font-size-asian="14pt" style:font-size-complex="14pt" fo:background-color="#FFCC99"/>
    </style:style>
    <style:style style:name="T125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T126" style:parent-style-name="DefaultParagraphFont" style:family="text">
      <style:text-properties style:font-name="Consolas" style:font-name-asian="Consolas" style:font-name-complex="Consolas" fo:color="#A31515" fo:font-size="14pt" style:font-size-asian="14pt" style:font-size-complex="14pt" fo:background-color="#FFCC99"/>
    </style:style>
    <style:style style:name="T127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T128" style:parent-style-name="DefaultParagraphFont" style:family="text">
      <style:text-properties style:font-name="Consolas" style:font-name-asian="Consolas" style:font-name-complex="Consolas" fo:color="#008000" fo:font-size="14pt" style:font-size-asian="14pt" style:font-size-complex="14pt" fo:background-color="#FFCC99"/>
    </style:style>
    <style:style style:name="P12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4pt" style:font-size-asian="14pt" style:font-size-complex="14pt" fo:background-color="#FFCC99"/>
    </style:style>
    <style:style style:name="P130" style:parent-style-name="Standard" style:family="paragraph">
      <style:paragraph-properties fo:margin-bottom="0in" fo:line-height="100%"/>
      <style:text-properties style:font-name="Consolas" style:font-name-asian="Consolas" style:font-name-complex="Consolas" fo:color="#000000" fo:font-size="14pt" style:font-size-asian="14pt" style:font-size-complex="14pt"/>
    </style:style>
    <style:style style:name="P131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132" style:parent-style-name="Standard" style:list-style-name="LFO2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133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134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 fo:background-color="#FFFFCC"/>
    </style:style>
    <style:style style:name="P135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 fo:background-color="#FFFFCC"/>
    </style:style>
    <style:style style:name="P136" style:parent-style-name="Standard" style:family="paragraph">
      <style:paragraph-properties fo:margin-bottom="0in" fo:line-height="100%"/>
    </style:style>
    <style:style style:name="T137" style:parent-style-name="DefaultParagraphFont" style:family="text">
      <style:text-properties style:font-name="Consolas" style:font-name-asian="Consolas" style:font-name-complex="Consolas" fo:color="#0000FF" fo:font-size="14pt" style:font-size-asian="14pt" style:font-size-complex="14pt"/>
    </style:style>
    <style:style style:name="T138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/>
    </style:style>
    <style:style style:name="T139" style:parent-style-name="DefaultParagraphFont" style:family="text">
      <style:text-properties style:font-name="Consolas" style:font-name-asian="Consolas" style:font-name-complex="Consolas" fo:color="#0000FF" fo:font-size="14pt" style:font-size-asian="14pt" style:font-size-complex="14pt"/>
    </style:style>
    <style:style style:name="T140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/>
    </style:style>
    <style:style style:name="P14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4pt" style:font-size-asian="14pt" style:font-size-complex="14pt"/>
    </style:style>
    <style:style style:name="P142" style:parent-style-name="Standard" style:family="paragraph">
      <style:paragraph-properties style:text-autospace="none"/>
    </style:style>
    <style:style style:name="T143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/>
    </style:style>
    <style:style style:name="T144" style:parent-style-name="DefaultParagraphFont" style:family="text">
      <style:text-properties style:font-name="Consolas" style:font-name-asian="Consolas" style:font-name-complex="Consolas" fo:color="#A31515" fo:font-size="14pt" style:font-size-asian="14pt" style:font-size-complex="14pt"/>
    </style:style>
    <style:style style:name="T145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/>
    </style:style>
    <style:style style:name="P146" style:parent-style-name="Standard" style:family="paragraph">
      <style:paragraph-properties style:text-autospace="none"/>
    </style:style>
    <style:style style:name="T147" style:parent-style-name="DefaultParagraphFont" style:family="text">
      <style:text-properties style:font-name="Consolas" style:font-name-asian="Consolas" style:font-name-complex="Consolas" fo:color="#008000" fo:font-size="14pt" style:font-size-asian="14pt" style:font-size-complex="14pt" fo:background-color="#FFCC99"/>
    </style:style>
    <style:style style:name="P14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4pt" style:font-size-asian="14pt" style:font-size-complex="14pt"/>
    </style:style>
    <style:style style:name="P149" style:parent-style-name="Standard" style:family="paragraph">
      <style:paragraph-properties style:text-autospace="none"/>
    </style:style>
    <style:style style:name="T150" style:parent-style-name="DefaultParagraphFont" style:family="text">
      <style:text-properties style:font-name="Consolas" style:font-name-asian="Consolas" style:font-name-complex="Consolas" fo:color="#0000FF" fo:font-size="14pt" style:font-size-asian="14pt" style:font-size-complex="14pt"/>
    </style:style>
    <style:style style:name="T151" style:parent-style-name="DefaultParagraphFont" style:family="text">
      <style:text-properties style:font-name="Consolas" style:font-name-asian="Consolas" style:font-name-complex="Consolas" fo:color="#000000" fo:font-size="14pt" style:font-size-asian="14pt" style:font-size-complex="14pt"/>
    </style:style>
    <style:style style:name="P15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4pt" style:font-size-asian="14pt" style:font-size-complex="14pt"/>
    </style:style>
    <style:style style:name="P15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4pt" style:font-size-asian="14pt" style:font-size-complex="14pt"/>
    </style:style>
    <style:style style:name="P15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4pt" style:font-size-asian="14pt" style:font-size-complex="14pt"/>
    </style:style>
    <style:style style:name="P155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4pt" style:font-size-asian="14pt" style:font-size-complex="14pt"/>
    </style:style>
    <style:style style:name="P156" style:parent-style-name="Standard" style:family="paragraph">
      <style:paragraph-properties style:text-autospace="none"/>
      <style:text-properties style:font-name="Consolas" style:font-name-asian="Consolas" style:font-name-complex="Consolas" fo:color="#3333FF" fo:font-size="14pt" style:font-size-asian="14pt" style:font-size-complex="14pt" style:text-underline-type="single" style:text-underline-style="solid" style:text-underline-width="auto" style:text-underline-mode="continuous"/>
    </style:style>
    <style:style style:name="P157" style:parent-style-name="Standard" style:family="paragraph">
      <style:paragraph-properties style:text-autospace="none"/>
      <style:text-properties style:font-name="Consolas" style:font-name-asian="Consolas" style:font-name-complex="Consolas" fo:color="#004586" fo:font-size="14pt" style:font-size-asian="14pt" style:font-size-complex="14pt" style:text-underline-type="single" style:text-underline-style="solid" style:text-underline-width="auto" style:text-underline-mode="continuous"/>
    </style:style>
    <style:style style:name="P15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4pt" style:font-size-asian="14pt" style:font-size-complex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HangFire Steps</text:p>
      <text:p text:style-name="P2"/>
      <text:p text:style-name="Standard"><text:span text:style-name="T3">1)<text:s/></text:span><text:span text:style-name="T4">To Enable HangFire</text:span></text:p>
      <text:p text:style-name="P5">Path (Web =&gt;<text:s/>App_Start =&gt; AbpProjects(ProjectName)WebModule.cs)</text:p>
      <text:p text:style-name="P6">Uncomment following :</text:p>
      <text:p text:style-name="Standard"><text:span text:style-name="T7">typeof(AbpHangfireModule),</text:span><text:span text:style-name="T8"><text:s/>//- ENABLE TO USE HANGFIRE INSTEAD OF DEFAULT JOB MANAGER</text:span></text:p>
      <text:p text:style-name="P9"/>
      <text:p text:style-name="P10">2) <text:s/>To Configure HangFire</text:p>
      <text:p text:style-name="P11">Path (Web =&gt;<text:s/>App_Start =&gt; AbpProjects(ProjectName)WebModule.cs =&gt; on PreInitialize() method)</text:p>
      <text:p text:style-name="P12">Uncomment following :</text:p>
      <text:p text:style-name="P13"/>
      <text:p text:style-name="P14">//Configure Hangfire - ENABLE TO USE HANGFIRE INSTEAD OF<text:s/><text:tab/><text:tab/><text:tab/><text:tab/><text:tab/>DEFAULT JOB MANAGER</text:p>
      <text:p text:style-name="P15"/>
      <text:p text:style-name="P16">Configuration.BackgroundJobs.UseHangfire(configuration =&gt;</text:p>
      <text:p text:style-name="P17"><text:s text:c="11"/><text:s/>{</text:p>
      <text:p text:style-name="P18"><text:s text:c="16"/>configuration.GlobalConfiguration.UseSqlServerStorage("Default");</text:p>
      <text:p text:style-name="P19"><text:span text:style-name="T20"><text:s text:c="12"/>}); <text:s/></text:span></text:p>
      <text:p text:style-name="P21"/>
      <text:p text:style-name="P22"><text:span text:style-name="T23">3)</text:span><text:span text:style-name="T24"><text:s/>T</text:span><text:span text:style-name="T25">hen run the application<text:s/></text:span><text:span text:style-name="T26">it will create all<text:s/></text:span><text:span text:style-name="T27">default<text:s/></text:span><text:span text:style-name="T28">(HangFire) tables</text:span><text:span text:style-name="T29"><text:s/>in<text:s/></text:span><text:span text:style-name="T30">the<text:s/></text:span><text:span text:style-name="T31">database</text:span><text:span text:style-name="T32">.</text:span></text:p>
      <text:p text:style-name="P33"><text:span text:style-name="T34">like(</text:span><text:span text:style-name="T35">HangFire.AggregatedCounter,HangFire.Counter,HangFire.Hash,HangFire.Job,..etc</text:span><text:span text:style-name="T36">).</text:span></text:p>
      <text:p text:style-name="P37"/>
      <text:p text:style-name="P38">4)To Enable HangFire Dashboard</text:p>
      <text:p text:style-name="P39"/>
      <text:p text:style-name="P40">Path (Web =&gt; App_Start =&gt; Startup.cs =&gt; on Configuration() method)</text:p>
      <text:p text:style-name="P41"/>
      <text:p text:style-name="P42">add following :</text:p>
      <text:p text:style-name="P43"/>
      <text:p text:style-name="P44">//Enable it to use HangFire dashboard</text:p>
      <text:p text:style-name="P45"><text:span text:style-name="T46"><text:s text:c="3"/></text:span><text:span text:style-name="T47">app.UseHangfireDashboard(</text:span><text:span text:style-name="T48">"/hangfire"</text:span><text:span text:style-name="T49">,<text:s/></text:span><text:span text:style-name="T50">new</text:span><text:span text:style-name="T51"><text:s/>DashboardOptions</text:span></text:p>
      <text:p text:style-name="P52"><text:s text:c="3"/>{</text:p>
      <text:soft-page-break/>
      <text:p text:style-name="P53"><text:span text:style-name="T54"><text:s text:c="6"/></text:span><text:span text:style-name="T55">//Authorization = new[] { new AbpHangfireAuthorizationFilter(</text:span><text:span text:style-name="T56">PermissionNames.Pages_Admin_HangfireDashboard</text:span><text:span text:style-name="T57">) }</text:span></text:p>
      <text:p text:style-name="P58">//permission based hangfire dashboard access</text:p>
      <text:p text:style-name="P59"><text:span text:style-name="T60"><text:s text:c="6"/>Authorization =<text:s/></text:span><text:span text:style-name="T61">new</text:span><text:span text:style-name="T62">[] {<text:s/></text:span><text:span text:style-name="T63">new</text:span><text:span text:style-name="T64"><text:s/>AbpHangfireAuthorizationFilter() }</text:span></text:p>
      <text:p text:style-name="P65">//access hangfire dashboard <text:s/>for all users</text:p>
      <text:p text:style-name="P66"><text:s text:c="12"/>});</text:p>
      <text:p text:style-name="P67">then run<text:s/>the<text:s/>application and write(URL)localhost/hangfire</text:p>
      <text:p text:style-name="P68"/>
      <text:p text:style-name="P69"><text:span text:style-name="T70">5)<text:s/></text:span><text:span text:style-name="T71">Example</text:span><text:span text:style-name="T72"><text:s/></text:span><text:span text:style-name="T73">:</text:span></text:p>
      <text:p text:style-name="P74"/>
      <text:list text:style-name="LFO1" text:continue-numbering="true">
        <text:list-item>
          <text:p text:style-name="P75">we create<text:s/>a<text:s/>background job that is send project<text:s/>notifications<text:s/>by mail<text:s/>every<text:s/>Monday,<text:s/>and<text:s/>Friday<text:s/>at<text:s/>10 am</text:p>
        </text:list-item>
      </text:list>
      <text:p text:style-name="P76">==&gt; create<text:s/>a<text:s/>service having project details and send mail<text:s/>codes<text:s/>like,</text:p>
      <text:p text:style-name="P77"/>
      <text:p text:style-name="P78"><text:span text:style-name="T79"><text:tab/></text:span><text:span text:style-name="T80">[AbpAllowAnonymous]</text:span></text:p>
      <text:p text:style-name="P81"><text:span text:style-name="T82"><text:tab/></text:span><text:span text:style-name="T83"><text:s/></text:span><text:span text:style-name="T84">public</text:span><text:span text:style-name="T85"><text:s/></text:span><text:span text:style-name="T86">async</text:span><text:span text:style-name="T87"><text:s/>Task ProjectNotification()</text:span></text:p>
      <text:p text:style-name="P88"><text:s text:c="8"/>{</text:p>
      <text:p text:style-name="P89"><text:tab/><text:tab/>// block of code</text:p>
      <text:p text:style-name="P90"><text:s/><text:tab/><text:s text:c="4"/>}</text:p>
      <text:p text:style-name="P91"/>
      <text:p text:style-name="P92">==&gt;<text:s/>to call service in PostInitialize() method like,</text:p>
      <text:p text:style-name="P93"/>
      <text:p text:style-name="P94"><text:span text:style-name="T95">Path (Web =&gt; App_Start =&gt; AbpProjects(ProjectName)WebModule.cs =&gt; on<text:s/></text:span><text:span text:style-name="T96">Post</text:span><text:span text:style-name="T97">Initialize() method)</text:span></text:p>
      <text:p text:style-name="P98"/>
      <text:p text:style-name="P99"><text:span text:style-name="T100"><text:tab/></text:span><text:span text:style-name="T101"><text:s/></text:span><text:span text:style-name="T102">public</text:span><text:span text:style-name="T103"><text:s/></text:span><text:span text:style-name="T104">override</text:span><text:span text:style-name="T105"><text:s/></text:span><text:span text:style-name="T106">void</text:span><text:span text:style-name="T107"><text:s/>PostInitialize()</text:span></text:p>
      <text:p text:style-name="P108"><text:s text:c="7"/>{</text:p>
      <text:p text:style-name="P109"><text:span text:style-name="T110"><text:s text:c="13"/>RecurringJob.RemoveIfExists(</text:span><text:span text:style-name="T111">"ProjectEffortsNotif</text:span><text:span text:style-name="T112">ication"</text:span><text:span text:style-name="T113">);</text:span></text:p>
      <text:p text:style-name="P114"><text:span text:style-name="T115"><text:s text:c="13"/></text:span><text:span text:style-name="T116">var</text:span><text:span text:style-name="T117"><text:s/>effortsNotification = IocManager.Resolve&lt;IBackgroundAppService&gt;();</text:span></text:p>
      <text:p text:style-name="P118"/>
      <text:soft-page-break/>
      <text:p text:style-name="P119"><text:span text:style-name="T120">//RecurringJob.AddOrUpdate("Demo", () =&gt; Console.WriteLine("Hello"), "* * * * *", null, "default"); // run job every minute</text:span></text:p>
      <text:p text:style-name="P121"><text:span text:style-name="T122">RecurringJob.AddOrUpdate&lt;IBackgroundAppService&gt;(</text:span><text:span text:style-name="T123">"ProjectEffort</text:span><text:span text:style-name="T124">sNotification"</text:span><text:span text:style-name="T125">, t =&gt; t.ProjectNotification(),</text:span><text:span text:style-name="T126">"00 10 * * 1,5"</text:span><text:span text:style-name="T127">);</text:span><text:span text:style-name="T128">//run job every Monday,Friday at 10am (1-Monday,5-Friday)</text:span></text:p>
      <text:p text:style-name="P129"><text:s text:c="8"/>}</text:p>
      <text:p text:style-name="P130">run application</text:p>
      <text:p text:style-name="P131"><text:tab/><text:tab/><text:tab/><text:tab/>----- or -----</text:p>
      <text:list text:style-name="LFO2" text:continue-numbering="true">
        <text:list-item>
          <text:p text:style-name="P132">another example via Controller</text:p>
        </text:list-item>
      </text:list>
      <text:p text:style-name="P133">==&gt;<text:s/>below background task<text:s/>execute<text:s/>after every minute</text:p>
      <text:p text:style-name="P134"/>
      <text:p text:style-name="P135">DemoController.cs:</text:p>
      <text:p text:style-name="P136"><text:span text:style-name="T137">public</text:span><text:span text:style-name="T138"><text:s/></text:span><text:span text:style-name="T139">void</text:span><text:span text:style-name="T140"><text:s/>demo()</text:span></text:p>
      <text:p text:style-name="P141"><text:s text:c="8"/>{</text:p>
      <text:p text:style-name="P142"><text:span text:style-name="T143"><text:s/>RecurringJob.AddOrUpdate(() =&gt; Console.Write(</text:span><text:span text:style-name="T144">"HangFire Example"</text:span><text:span text:style-name="T145">), Cron.MinuteInterval(1));</text:span></text:p>
      <text:p text:style-name="P146"><text:span text:style-name="T147">// run job every minute</text:span></text:p>
      <text:p text:style-name="P148"><text:s text:c="10"/>}</text:p>
      <text:p text:style-name="P149"><text:span text:style-name="T150">public</text:span><text:span text:style-name="T151"><text:s/>ActionResult DemoJob()</text:span></text:p>
      <text:p text:style-name="P152">{ <text:s text:c="2"/></text:p>
      <text:p text:style-name="P153"><text:tab/><text:tab/>demo();</text:p>
      <text:p text:style-name="P154">}</text:p>
      <text:p text:style-name="P155">To know about HangFire functionality please follow the below link :</text:p>
      <text:p text:style-name="P156">https://www.hangfire.io/</text:p>
      <text:p text:style-name="P157">https://ruhollah-jafari.medium.com/learn-how-to-schedule-tasks-with-hangfire-in-asp-net-core-4e9d157d58f5</text:p>
      <text:p text:style-name="P1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NumberingSymbols" style:display-name="Numbering Symbols" style:family="text">
      <style:text-properties fo:font-style="normal" style:font-style-asian="normal" style:font-style-complex="normal" fo:font-size="16pt" style:font-size-asian="16pt" style:font-size-complex="16pt"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tyle="normal" style:font-style-asian="normal" style:font-style-complex="normal" fo:font-size="16pt" style:font-size-asian="16pt" style:font-size-complex="16pt" style:text-underline-type="none" style:text-underline-color="font-color"/>
    </style:style>
    <style:style style:name="WW_CharLFO2LVL1" style:family="text">
      <style:text-properties fo:font-style="normal" style:font-style-asian="normal" style:font-style-complex="normal" fo:font-size="16pt" style:font-size-asian="16pt" style:font-size-complex="16pt" style:text-underline-type="none" style:text-underline-color="font-color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)" style:num-format="i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rosoft account</meta:initial-creator>
    <dc:creator>Microsoft account</dc:creator>
    <meta:creation-date>2021-11-11T13:10:00Z</meta:creation-date>
    <dc:date>2022-05-24T04:47:00Z</dc:date>
    <meta:template xlink:href="Normal.dotm" xlink:type="simple"/>
    <meta:editing-cycles>34</meta:editing-cycles>
    <meta:editing-duration>PT744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5" meta:word-count="426" meta:character-count="2852" meta:row-count="20" meta:non-whitespace-character-count="2431"/>
  </office:meta>
</office:document-meta>
</file>